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T9" style:parent-style-name="Absatz-Standardschriftart" style:family="text">
      <style:text-properties fo:language="de" fo:country="AT"/>
    </style:style>
    <style:style style:name="T10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1" style:parent-style-name="Absatz-Standardschriftart" style:family="text">
      <style:text-properties fo:language="de" fo:country="AT"/>
    </style:style>
    <style:style style:name="T12" style:parent-style-name="Absatz-Standardschriftart" style:family="text">
      <style:text-properties fo:language="de" fo:country="AT"/>
    </style:style>
    <style:style style:name="T13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4" style:parent-style-name="Absatz-Standardschriftart" style:family="text">
      <style:text-properties fo:language="de" fo:country="AT"/>
    </style:style>
    <style:style style:name="T15" style:parent-style-name="Absatz-Standardschriftart" style:family="text">
      <style:text-properties fo:language="de" fo:country="AT"/>
    </style:style>
    <style:style style:name="T16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7" style:parent-style-name="Absatz-Standardschriftart" style:family="text">
      <style:text-properties fo:language="de" fo:country="AT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27" style:parent-style-name="Absatz-Standardschriftar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language="en" fo:country="US"/>
    </style:style>
    <style:style style:name="T3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34" style:parent-style-name="Absatz-Standardschriftart" style:family="text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T36" style:parent-style-name="Absatz-Standardschriftart" style:family="text">
      <style:text-properties fo:language="en" fo:country="US"/>
    </style:style>
    <style:style style:name="T37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38" style:parent-style-name="Absatz-Standardschriftart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de" fo:country="AT"/>
    </style:style>
    <style:style style:name="P41" style:parent-style-name="Standard" style:family="paragraph">
      <style:text-properties fo:language="de" fo:country="AT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T44" style:parent-style-name="Absatz-Standardschriftart" style:family="text">
      <style:text-properties fo:language="en" fo:country="US"/>
    </style:style>
    <style:style style:name="T45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46" style:parent-style-name="Absatz-Standardschriftart" style:family="text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Absatz-Standardschriftart" style:family="text">
      <style:text-properties fo:language="en" fo:country="US"/>
    </style:style>
    <style:style style:name="T49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50" style:parent-style-name="Absatz-Standardschriftart" style:family="text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T61" style:parent-style-name="Absatz-Standardschriftart" style:family="text">
      <style:text-properties fo:language="en" fo:country="US"/>
    </style:style>
    <style:style style:name="T62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63" style:parent-style-name="Absatz-Standardschriftart" style:family="text">
      <style:text-properties fo:language="en" fo:country="US"/>
    </style:style>
    <style:style style:name="T64" style:parent-style-name="Absatz-Standardschriftart" style:family="text">
      <style:text-properties fo:language="en" fo:country="US"/>
    </style:style>
    <style:style style:name="T65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66" style:parent-style-name="Absatz-Standardschriftart" style:family="text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Absatz-Standardschriftart" style:family="text">
      <style:text-properties fo:language="en" fo:country="US"/>
    </style:style>
    <style:style style:name="T89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90" style:parent-style-name="Absatz-Standardschriftart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93" style:parent-style-name="Absatz-Standardschriftart" style:family="text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T99" style:parent-style-name="Absatz-Standardschriftart" style:family="text">
      <style:text-properties fo:language="en" fo:country="US"/>
    </style:style>
    <style:style style:name="T100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01" style:parent-style-name="Absatz-Standardschriftart" style:family="text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T107" style:parent-style-name="Absatz-Standardschriftart" style:family="text">
      <style:text-properties fo:language="en" fo:country="US"/>
    </style:style>
    <style:style style:name="T108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09" style:parent-style-name="Absatz-Standardschriftart" style:family="text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Hyperlink" style:family="text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14" style:parent-style-name="Absatz-Standardschriftart" style:family="text">
      <style:text-properties fo:language="en" fo:country="US"/>
    </style:style>
    <style:style style:name="T115" style:parent-style-name="Absatz-Standardschriftart" style:family="text">
      <style:text-properties fo:language="en" fo:country="US"/>
    </style:style>
    <style:style style:name="T116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17" style:parent-style-name="Absatz-Standardschriftart" style:family="text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T119" style:parent-style-name="Absatz-Standardschriftart" style:family="text">
      <style:text-properties fo:language="en" fo:country="US"/>
    </style:style>
    <style:style style:name="T120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21" style:parent-style-name="Absatz-Standardschriftart" style:family="text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T123" style:parent-style-name="Absatz-Standardschriftart" style:family="text">
      <style:text-properties fo:language="en" fo:country="US"/>
    </style:style>
    <style:style style:name="T12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25" style:parent-style-name="Absatz-Standardschriftart" style:family="text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T12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28" style:parent-style-name="Absatz-Standardschriftart" style:family="text">
      <style:text-properties style:font-name="Wingdings" style:font-name-asian="Wingdings" style:font-name-complex="Wingdings" fo:color="#000000" fo:font-size="10.5pt" style:font-size-asian="10.5pt" style:font-size-complex="10.5pt" fo:language="en" fo:country="US" style:language-asian="de" style:country-asian="AT"/>
    </style:style>
    <style:style style:name="T12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paragraph-properties fo:margin-top="0.1944in" fo:margin-bottom="0.1944in"/>
    </style:style>
    <style:style style:name="T13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P133" style:parent-style-name="Standard" style:family="paragraph">
      <style:paragraph-properties fo:margin-top="0.1944in" fo:margin-bottom="0.1944in" fo:margin-left="0.5in">
        <style:tab-stops/>
      </style:paragraph-properties>
    </style:style>
    <style:style style:name="T13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35" style:parent-style-name="Absatz-Standardschriftart" style:family="text">
      <style:text-properties style:font-name-asian="Times New Roman" style:font-name-complex="Times New Roman" fo:language="en" fo:country="US" style:language-asian="de" style:country-asian="AT"/>
    </style:style>
    <style:style style:name="T136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37" style:parent-style-name="Absatz-Standardschriftart" style:family="text">
      <style:text-properties style:font-name-asian="Times New Roman" style:font-name-complex="Times New Roman" fo:language="en" fo:country="US" style:language-asian="de" style:country-asian="AT"/>
    </style:style>
    <style:style style:name="T13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39" style:parent-style-name="Absatz-Standardschriftart" style:family="text">
      <style:text-properties style:font-name-asian="Times New Roman" style:font-name-complex="Times New Roman" fo:language="en" fo:country="US" style:language-asian="de" style:country-asian="AT"/>
    </style:style>
    <style:style style:name="T14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41" style:parent-style-name="Absatz-Standardschriftart" style:family="text">
      <style:text-properties style:font-name-asian="Times New Roman" style:font-name-complex="Times New Roman" fo:language="en" fo:country="US" style:language-asian="de" style:country-asian="AT"/>
    </style:style>
    <style:style style:name="T142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43" style:parent-style-name="Absatz-Standardschriftart" style:family="text">
      <style:text-properties style:font-name-asian="Times New Roman" style:font-name-complex="Times New Roman" fo:language="en" fo:country="US" style:language-asian="de" style:country-asian="AT"/>
    </style:style>
    <style:style style:name="T144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P145" style:parent-style-name="Standard" style:family="paragraph">
      <style:paragraph-properties fo:margin-top="0.1944in" fo:margin-bottom="0.1944in"/>
    </style:style>
    <style:style style:name="T146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T147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48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P149" style:parent-style-name="Standard" style:family="paragraph">
      <style:paragraph-properties fo:margin-top="0.1944in" fo:margin-bottom="0.1944in" fo:margin-left="0.5in">
        <style:tab-stops/>
      </style:paragraph-properties>
    </style:style>
    <style:style style:name="T150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P151" style:parent-style-name="Standard" style:family="paragraph">
      <style:paragraph-properties fo:margin-top="0.1944in" fo:margin-bottom="0.1944in"/>
    </style:style>
    <style:style style:name="T152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T153" style:parent-style-name="Absatz-Standardschriftart" style:family="text">
      <style:text-properties style:font-name="Wingdings" style:font-name-asian="Wingdings" style:font-name-complex="Wingdings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T15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T155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56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.5pt" style:font-size-asian="10.5pt" style:font-size-complex="10.5pt" fo:language="en" fo:country="US" style:language-asian="de" style:country-asian="AT"/>
    </style:style>
    <style:style style:name="P157" style:parent-style-name="Standard" style:family="paragraph">
      <style:paragraph-properties fo:margin-top="0.1944in" fo:margin-bottom="0.1944in"/>
    </style:style>
    <style:style style:name="T158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59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T160" style:parent-style-name="Absatz-Standardschriftart" style:family="text">
      <style:text-properties style:font-name="Wingdings" style:font-name-asian="Wingdings" style:font-name-complex="Wingdings" fo:color="#000000" fo:font-size="10.5pt" style:font-size-asian="10.5pt" style:font-size-complex="10.5pt" fo:language="en" fo:country="US" style:language-asian="de" style:country-asian="AT"/>
    </style:style>
    <style:style style:name="T161" style:parent-style-name="Absatz-Standardschriftart" style:family="text">
      <style:text-properties style:font-name="Arial" style:font-name-asian="Times New Roman" style:font-name-complex="Arial" fo:color="#000000" fo:font-size="10.5pt" style:font-size-asian="10.5pt" style:font-size-complex="10.5pt" fo:language="en" fo:country="US" style:language-asian="de" style:country-asian="AT"/>
    </style:style>
    <style:style style:name="P162" style:parent-style-name="Standard" style:family="paragraph">
      <style:text-properties fo:language="en" fo:country="US"/>
    </style:style>
    <style:style style:name="T163" style:parent-style-name="Absatz-Standardschriftart" style:family="text">
      <style:text-properties fo:language="en" fo:country="US"/>
    </style:style>
    <style:style style:name="T16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65" style:parent-style-name="Absatz-Standardschriftart" style:family="text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T167" style:parent-style-name="Absatz-Standardschriftart" style:family="text">
      <style:text-properties fo:language="en" fo:country="US"/>
    </style:style>
    <style:style style:name="T168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69" style:parent-style-name="Absatz-Standardschriftart" style:family="text">
      <style:text-properties fo:language="en" fo:country="US"/>
    </style:style>
    <style:style style:name="T170" style:parent-style-name="Absatz-Standardschriftart" style:family="text">
      <style:text-properties fo:language="en" fo:country="US"/>
    </style:style>
    <style:style style:name="T171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172" style:parent-style-name="Absatz-Standardschriftart" style:family="text">
      <style:text-properties fo:language="en" fo:country="US"/>
    </style:style>
    <style:style style:name="P173" style:parent-style-name="Standard" style:family="paragraph">
      <style:text-properties fo:language="en" fo:country="US"/>
    </style:style>
  </office:automatic-styles>
  <office:body>
    <office:text text:use-soft-page-breaks="true">
      <text:p text:style-name="P1">pwd</text:p>
      <text:p text:style-name="P2">ls</text:p>
      <text:p text:style-name="P3">ll</text:p>
      <text:p text:style-name="P4">cd</text:p>
      <text:p text:style-name="P5">mkdir</text:p>
      <text:p text:style-name="P6">mv</text:p>
      <text:p text:style-name="P7">cp</text:p>
      <text:p text:style-name="P8">rm</text:p>
      <text:p text:style-name="Standard"><text:span text:style-name="T9">tree<text:s/></text:span><text:span text:style-name="T10"></text:span><text:span text:style-name="T11"><text:s/>show tree</text:span></text:p>
      <text:p text:style-name="Standard"><text:span text:style-name="T12">readlink -f<text:s/></text:span><text:span text:style-name="T13"></text:span><text:span text:style-name="T14"><text:s/>search for filepath</text:span></text:p>
      <text:p text:style-name="Standard"><text:span text:style-name="T15">du -h -c --max-depth 1 /home/*<text:s/></text:span><text:span text:style-name="T16"></text:span><text:span text:style-name="T17"><text:s/>disk usage im home verzeichnis (Speicherverbrauch)</text:span></text:p>
      <text:p text:style-name="P18">wc (word count)</text:p>
      <text:p text:style-name="P19">grep (word selection, complicated read man)</text:p>
      <text:p text:style-name="P20">curl</text:p>
      <text:p text:style-name="P21">echo</text:p>
      <text:p text:style-name="Standard"><text:span text:style-name="T22">sed ‘1d’<text:s/></text:span><text:span text:style-name="T23"></text:span><text:span text:style-name="T24"><text:s/>remove first line</text:span></text:p>
      <text:p text:style-name="Standard"><text:span text:style-name="T25">cut -d<text:s/></text:span><text:span text:style-name="T26"></text:span><text:span text:style-name="T27"><text:s/>cut everything out except (specify with tabnumber like: f1,3), -d for delimiter</text:span></text:p>
      <text:p text:style-name="P28">sort</text:p>
      <text:p text:style-name="Standard"><text:span text:style-name="T29">uniq<text:s/></text:span><text:span text:style-name="T30"></text:span><text:span text:style-name="T31"><text:s/>uniq -c = count</text:span></text:p>
      <text:p text:style-name="Standard"><text:span text:style-name="T32">|<text:s/></text:span><text:span text:style-name="T33"></text:span><text:span text:style-name="T34"><text:s/>pipe output from before = input for next command</text:span></text:p>
      <text:p text:style-name="P35">ln : link directories</text:p>
      <text:p text:style-name="Standard"><text:span text:style-name="T36">/proc/cpuinfo<text:s/></text:span><text:span text:style-name="T37"></text:span><text:span text:style-name="T38"><text:s/>Path zur Cpuinfo</text:span></text:p>
      <text:p text:style-name="P39">history</text:p>
      <text:p text:style-name="P40">sudo</text:p>
      <text:p text:style-name="P41">jupyter lab</text:p>
      <text:p text:style-name="Standard">anaconda-navigator</text:p>
      <text:p text:style-name="Standard">ls ../../../[abx]*sh → alles was mit a, b od x beginnt und mit sh aufhört</text:p>
      <text:p text:style-name="P42">less /../. → looking at file contents</text:p>
      <text:p text:style-name="P43">head /../../. → first 10 lines of a file</text:p>
      <text:p text:style-name="Standard"><text:span text:style-name="T44">head -20<text:s/></text:span><text:span text:style-name="T45"></text:span><text:span text:style-name="T46"><text:s/>first 20 lines of a file etc. (head -30 = first 30)</text:span></text:p>
      <text:p text:style-name="P47">tail =//= → last 10 lines of a file</text:p>
      <text:p text:style-name="Standard"><text:span text:style-name="T48">nano<text:s/></text:span><text:span text:style-name="T49"></text:span><text:span text:style-name="T50"><text:s/>simple text editor (e.g. nano /home/mathias/blabla.txt )</text:span></text:p>
      <text:p text:style-name="P51">man → manual</text:p>
      <text:p text:style-name="P52">help → similar</text:p>
      <text:p text:style-name="P53">file → determine file type</text:p>
      <text:p text:style-name="P54">lsblk → inspect block devices</text:p>
      <text:p text:style-name="P55">which 'command'→ directorie of the command</text:p>
      <text:p text:style-name="P56">type → info about command type</text:p>
      <text:p text:style-name="P57">whatis → manual page short</text:p>
      <text:p text:style-name="P58">cut → print selected parts of lines</text:p>
      <text:p text:style-name="P59">e.g. | cut -d; -f2 | → print the second column of a semicolon (;) separated/delimited file</text:p>
      <text:p text:style-name="Standard">sort → sortieren ( sort -n → sort numerically)</text:p>
      <text:p text:style-name="Standard">uniq → alle einzelnen</text:p>
      <text:p text:style-name="P60">apt → interacting with the Debian package manager apt</text:p>
      <text:p text:style-name="Standard"><text:span text:style-name="T61">dpkg<text:s/></text:span><text:span text:style-name="T62"></text:span><text:span text:style-name="T63"><text:s/>package manager</text:span></text:p>
      <text:p text:style-name="Standard"><text:span text:style-name="T64">aptitude<text:s/></text:span><text:span text:style-name="T65"></text:span><text:span text:style-name="T66"><text:s/>interface for apt package manager</text:span></text:p>
      <text:p text:style-name="P67">&amp;&amp; → second command only if first was succesful</text:p>
      <text:p text:style-name="P68">|| → second command only if first wasnt succesful</text:p>
      <text:p text:style-name="P69"># to make a comment</text:p>
      <text:p text:style-name="P70">Ctrl+C – Interrupt currently running process</text:p>
      <text:p text:style-name="P71">Ctrl+Z – Suspend currently running process</text:p>
      <text:p text:style-name="P72">Ctrl+D – Logout e.g. from the shell or the Python interpreter (sends an EOF ("end of file")<text:s/><text:soft-page-break/>character, signifies end of input)</text:p>
      <text:p text:style-name="P73">Text processing shortcuts:</text:p>
      <text:p text:style-name="P74">Ctrl+A – Jump to beginning of line</text:p>
      <text:p text:style-name="P75">Ctrl+E – Jump to end of line</text:p>
      <text:p text:style-name="P76">Ctrl+L – Clear screen (same as clear)</text:p>
      <text:p text:style-name="P77">Shift+↑/↓ or PageUp/PageDown – Scroll in the terminal</text:p>
      <text:p text:style-name="P78">Ctrl+U – Delete to the beginning of line (undo?)</text:p>
      <text:p text:style-name="P79">Ctrl+K – Delete to the end of line (kill?)</text:p>
      <text:p text:style-name="P80">Ctrl+W – Delete word left of cursor</text:p>
      <text:p text:style-name="P81">Alt+B/F – Jump one word backward or forward (might be setup-dependent); also try Alt+←/→</text:p>
      <text:p text:style-name="P82">Ctrl+Y – Retrieve (yank) last item that was deleted or cut</text:p>
      <text:p text:style-name="P83">top → system monitor</text:p>
      <text:p text:style-name="P84">htop → system monitor advanced</text:p>
      <text:p text:style-name="P85">env</text:p>
      <text:p text:style-name="P86">printenv</text:p>
      <text:p text:style-name="P87">find</text:p>
      <text:p text:style-name="Standard"><text:span text:style-name="T88">echo $((2 + 2))<text:s/></text:span><text:span text:style-name="T89"></text:span><text:span text:style-name="T90"><text:s/>calculator</text:span></text:p>
      <text:p text:style-name="Standard"><text:span text:style-name="T91">echo {1..10}<text:s/></text:span><text:span text:style-name="T92"></text:span><text:span text:style-name="T93"><text:s/>brace expansion</text:span></text:p>
      <text:p text:style-name="P94">Jobs:</text:p>
      <text:p text:style-name="P95">kill</text:p>
      <text:p text:style-name="P96">killall</text:p>
      <text:p text:style-name="P97">pidof</text:p>
      <text:p text:style-name="P98">pgrep</text:p>
      <text:p text:style-name="Standard"><text:span text:style-name="T99">ps<text:s/></text:span><text:span text:style-name="T100"></text:span><text:span text:style-name="T101"><text:s/>processes</text:span></text:p>
      <text:p text:style-name="P102">jobs</text:p>
      <text:p text:style-name="P103">&gt; = redirect to file</text:p>
      <text:p text:style-name="P104">&gt;&gt; = append to file (inspect with tail)</text:p>
      <text:p text:style-name="P105">| = connect stdout to stdin of another process</text:p>
      <text:p text:style-name="P106">&lt; = redirect stdin eg. read from file</text:p>
      <text:p text:style-name="Standard"><text:span text:style-name="T107">/dev/null<text:s/></text:span><text:span text:style-name="T108"></text:span><text:span text:style-name="T109"><text:s/>discard input</text:span></text:p>
      <text:p text:style-name="P110"/>
      <text:p text:style-name="Standard"><text:a xlink:href="https://www.cyberciti.biz/faq/linux-unix-bsd-extract-targz-file/" office:target-frame-name="_top" xlink:show="replace"><text:span text:style-name="T111">https://www.cyberciti.biz/faq/linux-unix-bsd-extract-targz-file/</text:span></text:a><text:span text:style-name="T112"><text:s/></text:span><text:span text:style-name="T113"></text:span><text:span text:style-name="T114"><text:s/>tar commands simply (for bash)</text:span></text:p>
      <text:p text:style-name="Standard"><text:span text:style-name="T115">tar -zxvf<text:s/></text:span><text:span text:style-name="T116"></text:span><text:span text:style-name="T117"><text:s/>unpack archive</text:span></text:p>
      <text:p text:style-name="P118"/>
      <text:p text:style-name="Standard"><text:span text:style-name="T119">ls -1 | wc -l<text:s/></text:span><text:span text:style-name="T120"></text:span><text:span text:style-name="T121"><text:s/>count how many files in working directory (1. Ls with one line per file, 2. Count lines)</text:span></text:p>
      <text:p text:style-name="P122"/>
      <text:p text:style-name="Standard"><text:span text:style-name="T123">grep -r TGAAAAGTG ./<text:s/></text:span><text:span text:style-name="T124"></text:span><text:span text:style-name="T125"><text:s/>searches all files in the current directory that have this pattern (TGAAAAGTG)</text:span></text:p>
      <text:p text:style-name="P126"/>
      <text:p text:style-name="Standard"><text:span text:style-name="T127">grep -c “^&gt;” ./filename<text:s/></text:span><text:span text:style-name="T128"></text:span><text:span text:style-name="T129"><text:s/>counts how many lines start with &gt;, ^this symbolizes the start of the line</text:span></text:p>
      <text:p text:style-name="P130"/>
      <text:p text:style-name="P131"><text:span text:style-name="T132">With awk, we can process text files. Awk assigns some variables for each data field found:</text:span></text:p>
      <text:p text:style-name="P133"><text:span text:style-name="T134">$0 for the whole line</text:span><text:span text:style-name="T135"><text:line-break/></text:span><text:span text:style-name="T136">$1 for the first field</text:span><text:span text:style-name="T137"><text:line-break/></text:span><text:span text:style-name="T138">$2 for the second field</text:span><text:span text:style-name="T139"><text:line-break/></text:span><text:span text:style-name="T140">$n for the nth field.</text:span><text:span text:style-name="T141"><text:line-break/></text:span><text:span text:style-name="T142">‘{print $1}’ prints the first field before a whitespace.</text:span><text:span text:style-name="T143"><text:line-break/></text:span><text:span text:style-name="T144"># The whitespace character like space or tab is the default separator between fields in awk. </text:span></text:p>
      <text:p text:style-name="P145"><text:span text:style-name="T146">grep -v “&gt;” file.fasta &gt; file_headers_removed.fasta<text:s/></text:span><text:span text:style-name="T147">or</text:span><text:span text:style-name="T148"><text:s/>sed ‘/^&gt;/d’ file.fasta &gt; file_headers_removed.fasta</text:span></text:p>
      <text:soft-page-break/>
      <text:p text:style-name="P149"><text:span text:style-name="T150">-v is --invert match, this would delete all lines that have a &gt; (for sed all lines starting with &gt;)</text:span></text:p>
      <text:p text:style-name="P151"><text:span text:style-name="T152">grep -v “^$”<text:s/></text:span><text:span text:style-name="T153"></text:span><text:span text:style-name="T154"><text:s/></text:span><text:span text:style-name="T155">deletes all blank lines (also<text:s/></text:span><text:span text:style-name="T156">awk NF, sed ‘/^$/d’)</text:span></text:p>
      <text:p text:style-name="P157"><text:span text:style-name="T158">^ this stands for the start of the line and this $ stands for the end of the line, the d in sed deletes the lines with the corresponding pattern</text:span></text:p>
      <text:p text:style-name="Standard"><text:span text:style-name="T159">grep “^&gt;” file.fasta | awk ‘{print$1}’<text:s/></text:span><text:span text:style-name="T160"></text:span><text:span text:style-name="T161"><text:s/>this would take only the lines with &gt; and take only the first field, so for a fasta file only the sequence ID</text:span></text:p>
      <text:p text:style-name="P162"/>
      <text:p text:style-name="Standard"><text:span text:style-name="T163">chmod +x<text:s/></text:span><text:span text:style-name="T164"></text:span><text:span text:style-name="T165"><text:s/>make a script runnable</text:span></text:p>
      <text:p text:style-name="P166"/>
      <text:p text:style-name="Standard"><text:span text:style-name="T167">-d /pathtodirectory<text:s/></text:span><text:span text:style-name="T168"></text:span><text:span text:style-name="T169"><text:s/>check if a directory exists</text:span><text:span text:style-name="T170"><text:line-break/>-e /pathandfile<text:s/></text:span><text:span text:style-name="T171"></text:span><text:span text:style-name="T172"><text:s/>test if a file exists</text:span></text:p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UserEntry" style:display-name="User Entry" style:family="text">
      <style:text-properties style:font-name="Courier New" style:font-name-asian="NSimSun" style:font-name-complex="Courier New"/>
    </style:style>
    <style:style style:name="NumberingSymbols" style:display-name="Numbering Symbols" style:family="text"/>
    <style:style style:name="Q" style:display-name="Q" style:family="text"/>
    <style:style style:name="SourceText" style:display-name="Source Text" style:family="text">
      <style:text-properties style:font-name="Courier New" style:font-name-asian="NSimSun" style:font-name-complex="Courier New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hias Koch</meta:initial-creator>
    <dc:creator>Koch Mathias</dc:creator>
    <meta:creation-date>2022-08-26T11:56:00Z</meta:creation-date>
    <dc:date>2022-11-26T10:55:00Z</dc:date>
    <meta:template xlink:href="Normal" xlink:type="simple"/>
    <meta:editing-cycles>12</meta:editing-cycles>
    <meta:editing-duration>PT0S</meta:editing-duration>
    <meta:document-statistic meta:page-count="3" meta:paragraph-count="8" meta:word-count="554" meta:character-count="4037" meta:row-count="29" meta:non-whitespace-character-count="3491"/>
  </office:meta>
</office:document-meta>
</file>